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4.146"/>
          <table:table-cell office:value-type="float" office:value="33.695"/>
          <table:table-cell office:value-type="float" office:value="30.47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8823.0"/>
          <table:table-cell office:value-type="float" office:value="483993.0"/>
          <table:table-cell office:value-type="float" office:value="329307.0"/>
          <table:table-cell office:value-type="float" office:value="1192903.0"/>
          <table:table-cell office:value-type="float" office:value="3204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784"/>
          <table:table-cell office:value-type="float" office:value="11.241"/>
          <table:table-cell office:value-type="float" office:value="8.23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2411.0"/>
          <table:table-cell office:value-type="float" office:value="168992.0"/>
          <table:table-cell office:value-type="float" office:value="329307.0"/>
          <table:table-cell office:value-type="float" office:value="1192903.0"/>
          <table:table-cell office:value-type="float" office:value="3219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0931"/>
          <table:table-cell office:value-type="float" office:value="2.135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04.0"/>
          <table:table-cell office:value-type="float" office:value="238293.0"/>
          <table:table-cell office:value-type="float" office:value="903217.0"/>
          <table:table-cell office:value-type="float" office:value="2379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0.812"/>
          <table:table-cell office:value-type="float" office:value="30.352"/>
          <table:table-cell office:value-type="float" office:value="27.14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61018.0"/>
          <table:table-cell office:value-type="float" office:value="419062.0"/>
          <table:table-cell office:value-type="float" office:value="329307.0"/>
          <table:table-cell office:value-type="float" office:value="1192904.0"/>
          <table:table-cell office:value-type="float" office:value="320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.0135"/>
          <table:table-cell office:value-type="float" office:value="11.471"/>
          <table:table-cell office:value-type="float" office:value="8.47"/>
          <table:table-cell office:value-type="float" office:value="1.0"/>
          <table:table-cell office:value-type="float" office:value="0.0"/>
          <table:table-cell office:value-type="float" office:value="51.0"/>
          <table:table-cell office:value-type="float" office:value="11046.0"/>
          <table:table-cell office:value-type="float" office:value="162959.0"/>
          <table:table-cell office:value-type="float" office:value="329307.0"/>
          <table:table-cell office:value-type="float" office:value="1192904.0"/>
          <table:table-cell office:value-type="float" office:value="3204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716"/>
          <table:table-cell office:value-type="float" office:value="2.189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704.0"/>
          <table:table-cell office:value-type="float" office:value="238293.0"/>
          <table:table-cell office:value-type="float" office:value="903218.0"/>
          <table:table-cell office:value-type="float" office:value="2367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0.5405"/>
          <table:table-cell office:value-type="float" office:value="20.009"/>
          <table:table-cell office:value-type="float" office:value="16.85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9236.0"/>
          <table:table-cell office:value-type="float" office:value="271837.0"/>
          <table:table-cell office:value-type="float" office:value="329307.0"/>
          <table:table-cell office:value-type="float" office:value="1192903.0"/>
          <table:table-cell office:value-type="float" office:value="3201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2289"/>
          <table:table-cell office:value-type="float" office:value="9.722"/>
          <table:table-cell office:value-type="float" office:value="6.75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53.0"/>
          <table:table-cell office:value-type="float" office:value="137095.0"/>
          <table:table-cell office:value-type="float" office:value="329307.0"/>
          <table:table-cell office:value-type="float" office:value="1192903.0"/>
          <table:table-cell office:value-type="float" office:value="3200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46234"/>
          <table:table-cell office:value-type="float" office:value="2.109"/>
          <table:table-cell office:value-type="float" office:value="0.2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5123.0"/>
          <table:table-cell office:value-type="float" office:value="238293.0"/>
          <table:table-cell office:value-type="float" office:value="903217.0"/>
          <table:table-cell office:value-type="float" office:value="23671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4.3909"/>
          <table:table-cell office:value-type="float" office:value="13.872"/>
          <table:table-cell office:value-type="float" office:value="10.86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19973.0"/>
          <table:table-cell office:value-type="float" office:value="170225.0"/>
          <table:table-cell office:value-type="float" office:value="329307.0"/>
          <table:table-cell office:value-type="float" office:value="1192903.0"/>
          <table:table-cell office:value-type="float" office:value="321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8067"/>
          <table:table-cell office:value-type="float" office:value="19.339"/>
          <table:table-cell office:value-type="float" office:value="16.32"/>
          <table:table-cell office:value-type="float" office:value="0.0"/>
          <table:table-cell office:value-type="float" office:value="0.0"/>
          <table:table-cell office:value-type="float" office:value="157.0"/>
          <table:table-cell office:value-type="float" office:value="45121.0"/>
          <table:table-cell office:value-type="float" office:value="165163.0"/>
          <table:table-cell office:value-type="float" office:value="329307.0"/>
          <table:table-cell office:value-type="float" office:value="1192903.0"/>
          <table:table-cell office:value-type="float" office:value="3219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49171"/>
          <table:table-cell office:value-type="float" office:value="2.057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653.0"/>
          <table:table-cell office:value-type="float" office:value="238293.0"/>
          <table:table-cell office:value-type="float" office:value="903217.0"/>
          <table:table-cell office:value-type="float" office:value="2367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97.1247"/>
          <table:table-cell office:value-type="float" office:value="96.604"/>
          <table:table-cell office:value-type="float" office:value="93.57"/>
          <table:table-cell office:value-type="float" office:value="0.0"/>
          <table:table-cell office:value-type="float" office:value="0.0"/>
          <table:table-cell office:value-type="float" office:value="573.0"/>
          <table:table-cell office:value-type="float" office:value="239810.0"/>
          <table:table-cell office:value-type="float" office:value="1422566.0"/>
          <table:table-cell office:value-type="float" office:value="329307.0"/>
          <table:table-cell office:value-type="float" office:value="1192904.0"/>
          <table:table-cell office:value-type="float" office:value="3207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4903"/>
          <table:table-cell office:value-type="float" office:value="4.657"/>
          <table:table-cell office:value-type="float" office:value="1.56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526.0"/>
          <table:table-cell office:value-type="float" office:value="43884.0"/>
          <table:table-cell office:value-type="float" office:value="329307.0"/>
          <table:table-cell office:value-type="float" office:value="1192904.0"/>
          <table:table-cell office:value-type="float" office:value="3199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4243"/>
          <table:table-cell office:value-type="float" office:value="3.0"/>
          <table:table-cell office:value-type="float" office:value="1.04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68.0"/>
          <table:table-cell office:value-type="float" office:value="16105.0"/>
          <table:table-cell office:value-type="float" office:value="238293.0"/>
          <table:table-cell office:value-type="float" office:value="903218.0"/>
          <table:table-cell office:value-type="float" office:value="23573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3.4188"/>
          <table:table-cell office:value-type="float" office:value="12.987"/>
          <table:table-cell office:value-type="float" office:value="9.64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18553.0"/>
          <table:table-cell office:value-type="float" office:value="171203.0"/>
          <table:table-cell office:value-type="float" office:value="358358.0"/>
          <table:table-cell office:value-type="float" office:value="1302731.0"/>
          <table:table-cell office:value-type="float" office:value="3390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964"/>
          <table:table-cell office:value-type="float" office:value="4.403"/>
          <table:table-cell office:value-type="float" office:value="1.05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08.0"/>
          <table:table-cell office:value-type="float" office:value="5795.0"/>
          <table:table-cell office:value-type="float" office:value="358358.0"/>
          <table:table-cell office:value-type="float" office:value="1302731.0"/>
          <table:table-cell office:value-type="float" office:value="340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0097"/>
          <table:table-cell office:value-type="float" office:value="2.515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835.0"/>
          <table:table-cell office:value-type="float" office:value="267415.0"/>
          <table:table-cell office:value-type="float" office:value="1013047.0"/>
          <table:table-cell office:value-type="float" office:value="2540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9.2158"/>
          <table:table-cell office:value-type="float" office:value="18.775"/>
          <table:table-cell office:value-type="float" office:value="15.52"/>
          <table:table-cell office:value-type="float" office:value="0.0"/>
          <table:table-cell office:value-type="float" office:value="0.0"/>
          <table:table-cell office:value-type="float" office:value="132.0"/>
          <table:table-cell office:value-type="float" office:value="38920.0"/>
          <table:table-cell office:value-type="float" office:value="310049.0"/>
          <table:table-cell office:value-type="float" office:value="358358.0"/>
          <table:table-cell office:value-type="float" office:value="1302731.0"/>
          <table:table-cell office:value-type="float" office:value="338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.11979"/>
          <table:table-cell office:value-type="float" office:value="8.605"/>
          <table:table-cell office:value-type="float" office:value="5.2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495.0"/>
          <table:table-cell office:value-type="float" office:value="107168.0"/>
          <table:table-cell office:value-type="float" office:value="358358.0"/>
          <table:table-cell office:value-type="float" office:value="1302731.0"/>
          <table:table-cell office:value-type="float" office:value="3384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1529"/>
          <table:table-cell office:value-type="float" office:value="2.41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1408.0"/>
          <table:table-cell office:value-type="float" office:value="267415.0"/>
          <table:table-cell office:value-type="float" office:value="1013047.0"/>
          <table:table-cell office:value-type="float" office:value="2515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5.872"/>
          <table:table-cell office:value-type="float" office:value="35.39"/>
          <table:table-cell office:value-type="float" office:value="32.19"/>
          <table:table-cell office:value-type="float" office:value="0.0"/>
          <table:table-cell office:value-type="float" office:value="0.0"/>
          <table:table-cell office:value-type="float" office:value="236.0"/>
          <table:table-cell office:value-type="float" office:value="81824.0"/>
          <table:table-cell office:value-type="float" office:value="556918.0"/>
          <table:table-cell office:value-type="float" office:value="358358.0"/>
          <table:table-cell office:value-type="float" office:value="1302732.0"/>
          <table:table-cell office:value-type="float" office:value="337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6316"/>
          <table:table-cell office:value-type="float" office:value="14.086"/>
          <table:table-cell office:value-type="float" office:value="10.8"/>
          <table:table-cell office:value-type="float" office:value="1.0"/>
          <table:table-cell office:value-type="float" office:value="0.0"/>
          <table:table-cell office:value-type="float" office:value="72.0"/>
          <table:table-cell office:value-type="float" office:value="19269.0"/>
          <table:table-cell office:value-type="float" office:value="226036.0"/>
          <table:table-cell office:value-type="float" office:value="358358.0"/>
          <table:table-cell office:value-type="float" office:value="1302732.0"/>
          <table:table-cell office:value-type="float" office:value="340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91163"/>
          <table:table-cell office:value-type="float" office:value="2.442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3006.0"/>
          <table:table-cell office:value-type="float" office:value="267415.0"/>
          <table:table-cell office:value-type="float" office:value="1013048.0"/>
          <table:table-cell office:value-type="float" office:value="25150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2.5441"/>
          <table:table-cell office:value-type="float" office:value="42.145"/>
          <table:table-cell office:value-type="float" office:value="38.87"/>
          <table:table-cell office:value-type="float" office:value="0.0"/>
          <table:table-cell office:value-type="float" office:value="0.0"/>
          <table:table-cell office:value-type="float" office:value="283.0"/>
          <table:table-cell office:value-type="float" office:value="98716.0"/>
          <table:table-cell office:value-type="float" office:value="685558.0"/>
          <table:table-cell office:value-type="float" office:value="358358.0"/>
          <table:table-cell office:value-type="float" office:value="1302733.0"/>
          <table:table-cell office:value-type="float" office:value="3386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5387"/>
          <table:table-cell office:value-type="float" office:value="10.036"/>
          <table:table-cell office:value-type="float" office:value="6.66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719.0"/>
          <table:table-cell office:value-type="float" office:value="89021.0"/>
          <table:table-cell office:value-type="float" office:value="358358.0"/>
          <table:table-cell office:value-type="float" office:value="1302733.0"/>
          <table:table-cell office:value-type="float" office:value="3398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06025"/>
          <table:table-cell office:value-type="float" office:value="2.542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5.0"/>
          <table:table-cell office:value-type="float" office:value="2789.0"/>
          <table:table-cell office:value-type="float" office:value="267415.0"/>
          <table:table-cell office:value-type="float" office:value="1013049.0"/>
          <table:table-cell office:value-type="float" office:value="2525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0.3679"/>
          <table:table-cell office:value-type="float" office:value="9.853"/>
          <table:table-cell office:value-type="float" office:value="6.41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081.0"/>
          <table:table-cell office:value-type="float" office:value="72886.0"/>
          <table:table-cell office:value-type="float" office:value="358358.0"/>
          <table:table-cell office:value-type="float" office:value="1302733.0"/>
          <table:table-cell office:value-type="float" office:value="3410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.8241"/>
          <table:table-cell office:value-type="float" office:value="10.259"/>
          <table:table-cell office:value-type="float" office:value="6.98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44.0"/>
          <table:table-cell office:value-type="float" office:value="123186.0"/>
          <table:table-cell office:value-type="float" office:value="358358.0"/>
          <table:table-cell office:value-type="float" office:value="1302733.0"/>
          <table:table-cell office:value-type="float" office:value="340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6068"/>
          <table:table-cell office:value-type="float" office:value="2.765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10092.0"/>
          <table:table-cell office:value-type="float" office:value="267415.0"/>
          <table:table-cell office:value-type="float" office:value="1013049.0"/>
          <table:table-cell office:value-type="float" office:value="2538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9.2443"/>
          <table:table-cell office:value-type="float" office:value="18.95"/>
          <table:table-cell office:value-type="float" office:value="17.67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54714.0"/>
          <table:table-cell office:value-type="float" office:value="247034.0"/>
          <table:table-cell office:value-type="float" office:value="136792.0"/>
          <table:table-cell office:value-type="float" office:value="478658.0"/>
          <table:table-cell office:value-type="float" office:value="1946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.3887"/>
          <table:table-cell office:value-type="float" office:value="30.969"/>
          <table:table-cell office:value-type="float" office:value="29.71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13205.0"/>
          <table:table-cell office:value-type="float" office:value="490289.0"/>
          <table:table-cell office:value-type="float" office:value="136792.0"/>
          <table:table-cell office:value-type="float" office:value="478658.0"/>
          <table:table-cell office:value-type="float" office:value="1944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4713"/>
          <table:table-cell office:value-type="float" office:value="0.826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90.0"/>
          <table:table-cell office:value-type="float" office:value="83773.0"/>
          <table:table-cell office:value-type="float" office:value="312066.0"/>
          <table:table-cell office:value-type="float" office:value="15076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4.8279"/>
          <table:table-cell office:value-type="float" office:value="14.509"/>
          <table:table-cell office:value-type="float" office:value="13.21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901.0"/>
          <table:table-cell office:value-type="float" office:value="214091.0"/>
          <table:table-cell office:value-type="float" office:value="136792.0"/>
          <table:table-cell office:value-type="float" office:value="478658.0"/>
          <table:table-cell office:value-type="float" office:value="1951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66575"/>
          <table:table-cell office:value-type="float" office:value="2.282"/>
          <table:table-cell office:value-type="float" office:value="1.08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12.0"/>
          <table:table-cell office:value-type="float" office:value="19471.0"/>
          <table:table-cell office:value-type="float" office:value="136792.0"/>
          <table:table-cell office:value-type="float" office:value="478658.0"/>
          <table:table-cell office:value-type="float" office:value="1939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5773"/>
          <table:table-cell office:value-type="float" office:value="0.75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98.0"/>
          <table:table-cell office:value-type="float" office:value="83773.0"/>
          <table:table-cell office:value-type="float" office:value="312066.0"/>
          <table:table-cell office:value-type="float" office:value="1452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7.8237"/>
          <table:table-cell office:value-type="float" office:value="17.482"/>
          <table:table-cell office:value-type="float" office:value="16.14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51318.0"/>
          <table:table-cell office:value-type="float" office:value="263446.0"/>
          <table:table-cell office:value-type="float" office:value="136792.0"/>
          <table:table-cell office:value-type="float" office:value="478658.0"/>
          <table:table-cell office:value-type="float" office:value="1945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0483"/>
          <table:table-cell office:value-type="float" office:value="1.4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6198.0"/>
          <table:table-cell office:value-type="float" office:value="136792.0"/>
          <table:table-cell office:value-type="float" office:value="478658.0"/>
          <table:table-cell office:value-type="float" office:value="193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0499"/>
          <table:table-cell office:value-type="float" office:value="0.72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708.0"/>
          <table:table-cell office:value-type="float" office:value="83773.0"/>
          <table:table-cell office:value-type="float" office:value="312066.0"/>
          <table:table-cell office:value-type="float" office:value="14687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5.844"/>
          <table:table-cell office:value-type="float" office:value="25.495"/>
          <table:table-cell office:value-type="float" office:value="24.15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77111.0"/>
          <table:table-cell office:value-type="float" office:value="316797.0"/>
          <table:table-cell office:value-type="float" office:value="136792.0"/>
          <table:table-cell office:value-type="float" office:value="478658.0"/>
          <table:table-cell office:value-type="float" office:value="193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0235"/>
          <table:table-cell office:value-type="float" office:value="1.406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1.0"/>
          <table:table-cell office:value-type="float" office:value="3127.0"/>
          <table:table-cell office:value-type="float" office:value="136792.0"/>
          <table:table-cell office:value-type="float" office:value="478658.0"/>
          <table:table-cell office:value-type="float" office:value="1944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1584"/>
          <table:table-cell office:value-type="float" office:value="0.719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64.0"/>
          <table:table-cell office:value-type="float" office:value="83773.0"/>
          <table:table-cell office:value-type="float" office:value="312066.0"/>
          <table:table-cell office:value-type="float" office:value="1489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1.99"/>
          <table:table-cell office:value-type="float" office:value="11.659"/>
          <table:table-cell office:value-type="float" office:value="10.31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8959.0"/>
          <table:table-cell office:value-type="float" office:value="201756.0"/>
          <table:table-cell office:value-type="float" office:value="136792.0"/>
          <table:table-cell office:value-type="float" office:value="478658.0"/>
          <table:table-cell office:value-type="float" office:value="1947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72391"/>
          <table:table-cell office:value-type="float" office:value="5.297"/>
          <table:table-cell office:value-type="float" office:value="4.02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46.0"/>
          <table:table-cell office:value-type="float" office:value="42002.0"/>
          <table:table-cell office:value-type="float" office:value="136792.0"/>
          <table:table-cell office:value-type="float" office:value="478658.0"/>
          <table:table-cell office:value-type="float" office:value="193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13389"/>
          <table:table-cell office:value-type="float" office:value="0.798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509.0"/>
          <table:table-cell office:value-type="float" office:value="83773.0"/>
          <table:table-cell office:value-type="float" office:value="312066.0"/>
          <table:table-cell office:value-type="float" office:value="1489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4.6314"/>
          <table:table-cell office:value-type="float" office:value="14.202"/>
          <table:table-cell office:value-type="float" office:value="11.47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67.0"/>
          <table:table-cell office:value-type="float" office:value="190482.0"/>
          <table:table-cell office:value-type="float" office:value="313064.0"/>
          <table:table-cell office:value-type="float" office:value="1131218.0"/>
          <table:table-cell office:value-type="float" office:value="3111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0362"/>
          <table:table-cell office:value-type="float" office:value="4.104"/>
          <table:table-cell office:value-type="float" office:value="1.58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6921.0"/>
          <table:table-cell office:value-type="float" office:value="17976.0"/>
          <table:table-cell office:value-type="float" office:value="313064.0"/>
          <table:table-cell office:value-type="float" office:value="1131218.0"/>
          <table:table-cell office:value-type="float" office:value="3109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028"/>
          <table:table-cell office:value-type="float" office:value="1.695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1679.0"/>
          <table:table-cell office:value-type="float" office:value="221935.0"/>
          <table:table-cell office:value-type="float" office:value="840940.0"/>
          <table:table-cell office:value-type="float" office:value="22773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8.2174"/>
          <table:table-cell office:value-type="float" office:value="17.762"/>
          <table:table-cell office:value-type="float" office:value="14.72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158.0"/>
          <table:table-cell office:value-type="float" office:value="246039.0"/>
          <table:table-cell office:value-type="float" office:value="313064.0"/>
          <table:table-cell office:value-type="float" office:value="1131217.0"/>
          <table:table-cell office:value-type="float" office:value="312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06497"/>
          <table:table-cell office:value-type="float" office:value="6.61"/>
          <table:table-cell office:value-type="float" office:value="3.41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323.0"/>
          <table:table-cell office:value-type="float" office:value="41479.0"/>
          <table:table-cell office:value-type="float" office:value="313064.0"/>
          <table:table-cell office:value-type="float" office:value="1131217.0"/>
          <table:table-cell office:value-type="float" office:value="3124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34477"/>
          <table:table-cell office:value-type="float" office:value="2.014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3386.0"/>
          <table:table-cell office:value-type="float" office:value="221935.0"/>
          <table:table-cell office:value-type="float" office:value="840939.0"/>
          <table:table-cell office:value-type="float" office:value="22768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0.6568"/>
          <table:table-cell office:value-type="float" office:value="10.133"/>
          <table:table-cell office:value-type="float" office:value="7.46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191.0"/>
          <table:table-cell office:value-type="float" office:value="140992.0"/>
          <table:table-cell office:value-type="float" office:value="313064.0"/>
          <table:table-cell office:value-type="float" office:value="1131217.0"/>
          <table:table-cell office:value-type="float" office:value="3141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61208"/>
          <table:table-cell office:value-type="float" office:value="5.101"/>
          <table:table-cell office:value-type="float" office:value="2.49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873.0"/>
          <table:table-cell office:value-type="float" office:value="65850.0"/>
          <table:table-cell office:value-type="float" office:value="313064.0"/>
          <table:table-cell office:value-type="float" office:value="1131217.0"/>
          <table:table-cell office:value-type="float" office:value="311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04267"/>
          <table:table-cell office:value-type="float" office:value="2.728"/>
          <table:table-cell office:value-type="float" office:value="0.92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248.0"/>
          <table:table-cell office:value-type="float" office:value="23941.0"/>
          <table:table-cell office:value-type="float" office:value="221935.0"/>
          <table:table-cell office:value-type="float" office:value="840939.0"/>
          <table:table-cell office:value-type="float" office:value="2287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00.363"/>
          <table:table-cell office:value-type="float" office:value="99.861"/>
          <table:table-cell office:value-type="float" office:value="94.72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65578.0"/>
          <table:table-cell office:value-type="float" office:value="662387.0"/>
          <table:table-cell office:value-type="float" office:value="313064.0"/>
          <table:table-cell office:value-type="float" office:value="1131217.0"/>
          <table:table-cell office:value-type="float" office:value="3137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55294"/>
          <table:table-cell office:value-type="float" office:value="5.094"/>
          <table:table-cell office:value-type="float" office:value="2.13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3559.0"/>
          <table:table-cell office:value-type="float" office:value="46808.0"/>
          <table:table-cell office:value-type="float" office:value="313064.0"/>
          <table:table-cell office:value-type="float" office:value="1131217.0"/>
          <table:table-cell office:value-type="float" office:value="310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.69343"/>
          <table:table-cell office:value-type="float" office:value="2.341"/>
          <table:table-cell office:value-type="float" office:value="0.44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47.0"/>
          <table:table-cell office:value-type="float" office:value="9235.0"/>
          <table:table-cell office:value-type="float" office:value="221935.0"/>
          <table:table-cell office:value-type="float" office:value="840939.0"/>
          <table:table-cell office:value-type="float" office:value="2279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4.2568"/>
          <table:table-cell office:value-type="float" office:value="23.826"/>
          <table:table-cell office:value-type="float" office:value="20.98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64856.0"/>
          <table:table-cell office:value-type="float" office:value="450270.0"/>
          <table:table-cell office:value-type="float" office:value="313064.0"/>
          <table:table-cell office:value-type="float" office:value="1131219.0"/>
          <table:table-cell office:value-type="float" office:value="310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2225"/>
          <table:table-cell office:value-type="float" office:value="25.655"/>
          <table:table-cell office:value-type="float" office:value="22.65"/>
          <table:table-cell office:value-type="float" office:value="1.0"/>
          <table:table-cell office:value-type="float" office:value="0.0"/>
          <table:table-cell office:value-type="float" office:value="234.0"/>
          <table:table-cell office:value-type="float" office:value="66563.0"/>
          <table:table-cell office:value-type="float" office:value="485931.0"/>
          <table:table-cell office:value-type="float" office:value="313064.0"/>
          <table:table-cell office:value-type="float" office:value="1131219.0"/>
          <table:table-cell office:value-type="float" office:value="3107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52125"/>
          <table:table-cell office:value-type="float" office:value="3.204"/>
          <table:table-cell office:value-type="float" office:value="1.34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680.0"/>
          <table:table-cell office:value-type="float" office:value="45938.0"/>
          <table:table-cell office:value-type="float" office:value="221935.0"/>
          <table:table-cell office:value-type="float" office:value="840941.0"/>
          <table:table-cell office:value-type="float" office:value="22876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33058"/>
          <table:table-cell office:value-type="float" office:value="1.002"/>
          <table:table-cell office:value-type="float" office:value="0.5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2.0"/>
          <table:table-cell office:value-type="float" office:value="25452.0"/>
          <table:table-cell office:value-type="float" office:value="49626.0"/>
          <table:table-cell office:value-type="float" office:value="171523.0"/>
          <table:table-cell office:value-type="float" office:value="1344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62338"/>
          <table:table-cell office:value-type="float" office:value="0.51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1.0"/>
          <table:table-cell office:value-type="float" office:value="49626.0"/>
          <table:table-cell office:value-type="float" office:value="171523.0"/>
          <table:table-cell office:value-type="float" office:value="1367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99644"/>
          <table:table-cell office:value-type="float" office:value="0.3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34353.0"/>
          <table:table-cell office:value-type="float" office:value="121921.0"/>
          <table:table-cell office:value-type="float" office:value="1160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59333"/>
          <table:table-cell office:value-type="float" office:value="1.278"/>
          <table:table-cell office:value-type="float" office:value="0.79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649.0"/>
          <table:table-cell office:value-type="float" office:value="30729.0"/>
          <table:table-cell office:value-type="float" office:value="49626.0"/>
          <table:table-cell office:value-type="float" office:value="171523.0"/>
          <table:table-cell office:value-type="float" office:value="1340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97592"/>
          <table:table-cell office:value-type="float" office:value="0.5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81.0"/>
          <table:table-cell office:value-type="float" office:value="49626.0"/>
          <table:table-cell office:value-type="float" office:value="171523.0"/>
          <table:table-cell office:value-type="float" office:value="1346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75571"/>
          <table:table-cell office:value-type="float" office:value="0.2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8.0"/>
          <table:table-cell office:value-type="float" office:value="34353.0"/>
          <table:table-cell office:value-type="float" office:value="121921.0"/>
          <table:table-cell office:value-type="float" office:value="11159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803481"/>
          <table:table-cell office:value-type="float" office:value="0.54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34.0"/>
          <table:table-cell office:value-type="float" office:value="49626.0"/>
          <table:table-cell office:value-type="float" office:value="171523.0"/>
          <table:table-cell office:value-type="float" office:value="134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80769"/>
          <table:table-cell office:value-type="float" office:value="0.49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8.0"/>
          <table:table-cell office:value-type="float" office:value="49626.0"/>
          <table:table-cell office:value-type="float" office:value="171523.0"/>
          <table:table-cell office:value-type="float" office:value="135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9917"/>
          <table:table-cell office:value-type="float" office:value="0.38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19060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893409"/>
          <table:table-cell office:value-type="float" office:value="0.558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513.0"/>
          <table:table-cell office:value-type="float" office:value="49626.0"/>
          <table:table-cell office:value-type="float" office:value="171523.0"/>
          <table:table-cell office:value-type="float" office:value="1345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31862"/>
          <table:table-cell office:value-type="float" office:value="0.5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9.0"/>
          <table:table-cell office:value-type="float" office:value="49626.0"/>
          <table:table-cell office:value-type="float" office:value="171523.0"/>
          <table:table-cell office:value-type="float" office:value="1340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71917"/>
          <table:table-cell office:value-type="float" office:value="0.39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34353.0"/>
          <table:table-cell office:value-type="float" office:value="121921.0"/>
          <table:table-cell office:value-type="float" office:value="1191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821585"/>
          <table:table-cell office:value-type="float" office:value="0.474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2655.0"/>
          <table:table-cell office:value-type="float" office:value="49626.0"/>
          <table:table-cell office:value-type="float" office:value="171523.0"/>
          <table:table-cell office:value-type="float" office:value="1352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868906"/>
          <table:table-cell office:value-type="float" office:value="0.55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95.0"/>
          <table:table-cell office:value-type="float" office:value="49626.0"/>
          <table:table-cell office:value-type="float" office:value="171523.0"/>
          <table:table-cell office:value-type="float" office:value="136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669972"/>
          <table:table-cell office:value-type="float" office:value="0.34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204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SUM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SUM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SUM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SUM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